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e28" officeooo:paragraph-rsid="0001fe28"/>
    </style:style>
    <style:style style:name="P2" style:family="paragraph" style:parent-style-name="Standard">
      <style:text-properties officeooo:rsid="0001fe28" officeooo:paragraph-rsid="0002f467"/>
    </style:style>
    <style:style style:name="P3" style:family="paragraph" style:parent-style-name="Standard">
      <style:text-properties officeooo:rsid="0002f467" officeooo:paragraph-rsid="0002f467"/>
    </style:style>
    <style:style style:name="P4" style:family="paragraph" style:parent-style-name="Standard">
      <style:text-properties style:text-line-through-style="solid" style:text-line-through-type="single" officeooo:rsid="0002f467" officeooo:paragraph-rsid="0002f467"/>
    </style:style>
    <style:style style:name="P5" style:family="paragraph" style:parent-style-name="Standard">
      <style:text-properties officeooo:rsid="0002f467" officeooo:paragraph-rsid="0002f467"/>
    </style:style>
    <style:style style:name="P6" style:family="paragraph" style:parent-style-name="Standard">
      <style:text-properties officeooo:rsid="0001fe28" officeooo:paragraph-rsid="0001fe28"/>
    </style:style>
    <style:style style:name="T1" style:family="text">
      <style:text-properties officeooo:rsid="0002f467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51624"/>
    </style:style>
    <style:style style:name="T4" style:family="text">
      <style:text-properties style:text-line-through-style="none" style:text-line-through-type="none" officeooo:rsid="0006d3c2"/>
    </style:style>
    <style:style style:name="T5" style:family="text">
      <style:text-properties style:font-name="FreeMono" officeooo:rsid="0002f467"/>
    </style:style>
    <style:style style:name="T6" style:family="text">
      <style:text-properties officeooo:rsid="00046a47"/>
    </style:style>
    <style:style style:name="T7" style:family="text">
      <style:text-properties officeooo:rsid="00051624"/>
    </style:style>
    <style:style style:name="T8" style:family="text">
      <style:text-properties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“ Encrucijadas del pensamiento “ <text:span text:style-name="T6">Cap. 15 y 16 .</text:span></text:p>
      <text:p text:style-name="P1"/>
      <text:p text:style-name="P1"/>
      <text:p text:style-name="P1"/>
      <text:p text:style-name="P1">Autores :</text:p>
      <text:p text:style-name="P1"/>
      <text:p text:style-name="P1"/>
      <text:p text:style-name="P1"><text:span text:style-name="T8">Tomas Kuhn</text:span> – <text:span text:style-name="T8">Paradigma</text:span> <text:span text:style-name="T7">(aravena)198/199</text:span>– historia interna/externa<text:span text:style-name="T7">(mendoza)</text:span> – ciencia normal<text:span text:style-name="T7">(otero)</text:span> – anomalías<text:span text:style-name="T7">(giacobini)</text:span>-</text:p>
      <text:p text:style-name="P1">Pre-ciencia <text:span text:style-name="T7">(Ushiro)</text:span>– revolución<text:span text:style-name="T7">(vogel)</text:span> – (opina que no pueden existir 2 paradigmas )</text:p>
      <text:p text:style-name="P1"/>
      <text:p text:style-name="P1">(contextualizar al autor)</text:p>
      <text:p text:style-name="P1"/>
      <text:p text:style-name="P1">Imre Lakatos – Programas de investigación científica – núcleo firme – cinturón protector – heuristica positiva – heuristica negativa – historia interna/externa .</text:p>
      <text:p text:style-name="P1"/>
      <text:p text:style-name="P1"><text:span text:style-name="T1">Presentación</text:span> : (averiguar Prezi)</text:p>
      <text:p text:style-name="P1"/>
      <text:p text:style-name="P3">diapositiva:</text:p>
      <text:p text:style-name="P4">1era nombre, materia, tema a tratar, indice si es muy intenso ( no deberia exceder las 10<text:span text:style-name="T2">12 diapositivas)</text:span></text:p>
      <text:p text:style-name="P4"><text:span text:style-name="T2">- </text:span><text:span text:style-name="T3">suma mucho lo proxenico, la </text:span><text:span text:style-name="T4">presentación.</text:span><text:span text:style-name="T3"> No leer.</text:span></text:p>
      <text:p text:style-name="P1">-no cansar visualmente al receptor.</text:p>
      <text:p text:style-name="P1">- <text:span text:style-name="T1">Una oración o palabras claves.</text:span></text:p>
      <text:p text:style-name="P1">- <text:span text:style-name="T1">cantidad de texto (punto intermedio).</text:span></text:p>
      <text:p text:style-name="P1">-<text:span text:style-name="T1">Ultimas conclusión breve.</text:span></text:p>
      <text:p text:style-name="P1">- <text:span text:style-name="T1">Agradecer a mi auditorio</text:span></text:p>
      <text:p text:style-name="P1">- <text:span text:style-name="T1">Espacio de preguntas.</text:span></text:p>
      <text:p text:style-name="P2">- <text:span text:style-name="T1">bibliografía.(paginas de universidades, biblioteca de universidades, scholar google para sacar investigaciones)</text:span></text:p>
      <text:p text:style-name="P3">Norma A.P.A para citar : para paginas web (ult. Acceso – fecha – que no tengan mas de 5 años)</text:p>
      <text:p text:style-name="P3">apellido y nombre del autor, entre paréntesis el año en que fue editado, cada componente separado con un punto. Titulo del libro (cambio de tipografia), lugar donde fue editado ; y nombre de editorial.</text:p>
      <text:p text:style-name="P1"/>
      <text:p text:style-name="P1">-<text:span text:style-name="T1">Durand, Sonia y otros (et ali) (2005). </text:span><text:span text:style-name="T5">Encrucijada del pensamiento</text:span><text:span text:style-name="T1">. Bs. Aires: Ediciones Gran Alde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27:59.163632719</meta:creation-date>
    <dc:date>2018-11-09T17:54:27.003114947</dc:date>
    <meta:editing-duration>P4DT19H54M2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1" meta:word-count="192" meta:character-count="1342" meta:non-whitespace-character-count="1155"/>
  </office:meta>
</office:document-meta>
</file>